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8000000AE11167E5D23D02A40.jpg" manifest:media-type="image/jpeg"/>
  <manifest:file-entry manifest:full-path="Pictures/10000201000000A2000000DF2D8B5EC928B1AE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OpenSans1" svg:font-family="OpenSans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Sans" svg:font-family="OpenSans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2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0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7.296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.397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64003c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044cm" fo:min-width="0.0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5cm" fo:min-width="0.45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0.4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043cm" fo:min-width="0.0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44cm" fo:padding-top="0cm" fo:padding-bottom="0cm" fo:padding-left="0cm" fo:padding-right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0.39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047cm" fo:min-width="0.0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0.45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042cm" fo:min-width="0.0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64003c"/>
    </style:style>
    <style:style style:name="P9" style:family="paragraph">
      <loext:graphic-properties draw:fill="none"/>
      <style:paragraph-properties fo:text-align="start" style:writing-mode="lr-tb"/>
      <style:text-properties fo:font-size="1pt" style:font-size-asian="1pt" style:font-size-complex="1pt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64003c" style:font-name="Open Sans1" fo:font-size="9pt" fo:font-weight="bold" style:font-size-asian="9pt" style:font-name-complex="Open Sans1" style:font-size-complex="9pt" style:font-weight-complex="bold"/>
    </style:style>
    <style:style style:name="T2" style:family="text">
      <style:text-properties fo:color="#64003c" style:font-name="Open Sans1" fo:font-size="9pt" style:font-size-asian="9pt" style:font-name-complex="Open Sans1" style:font-size-complex="9pt"/>
    </style:style>
    <style:style style:name="T3" style:family="text">
      <style:text-properties fo:color="#64003c" style:font-name="OpenSans1" fo:font-size="9pt" style:font-size-asian="9pt" style:font-name-complex="OpenSans1" style:font-size-complex="9pt"/>
    </style:style>
    <style:style style:name="T4" style:family="text">
      <style:text-properties fo:color="#000000" style:font-name="TimesNewRomanPS1" fo:font-size="12pt" fo:font-style="italic" fo:font-weight="bold" style:font-size-asian="12pt" style:font-name-complex="TimesNewRomanPS1" style:font-size-complex="12pt" style:font-style-complex="italic" style:font-weight-complex="bold"/>
    </style:style>
    <style:style style:name="T5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6" style:family="text">
      <style:text-properties fo:color="#000000" style:font-name="TimesNewRoman1" fo:font-size="1pt" style:font-size-asian="1pt" style:font-name-complex="TimesNewRoman1" style:font-size-complex="1pt"/>
    </style:style>
    <style:style style:name="T7" style:family="text">
      <style:text-properties fo:color="#000000" style:font-name="TimesNewRoman1" fo:font-size="12pt" style:font-size-asian="12pt" style:font-name-complex="TimesNewRoman1" style:font-size-complex="12pt"/>
    </style:style>
    <style:style style:name="T8" style:family="text">
      <style:text-properties fo:color="#000000" style:font-name="Arial1" fo:font-size="9pt" style:font-size-asian="9pt" style:font-name-complex="Arial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8">
        <draw:frame draw:style-name="gr1" draw:text-style-name="P2" draw:layer="layout" svg:width="4.24cm" svg:height="0.374cm" svg:x="1.998cm" svg:y="27.227cm">
          <draw:text-box>
            <text:p text:style-name="P1"><text:span text:style-name="T1">Université Paris-Saclay </text:span></text:p>
          </draw:text-box>
        </draw:frame>
        <draw:frame draw:style-name="gr2" draw:text-style-name="P2" draw:layer="layout" svg:width="1.103cm" svg:height="0.374cm" svg:x="10.001cm" svg:y="27.227cm">
          <draw:text-box>
            <text:p text:style-name="P1"><text:span text:style-name="T1"><text:s text:c="10"/></text:span></text:p>
          </draw:text-box>
        </draw:frame>
        <draw:frame draw:style-name="gr3" draw:text-style-name="P2" draw:layer="layout" svg:width="7.296cm" svg:height="0.374cm" svg:x="1.998cm" svg:y="27.644cm">
          <draw:text-box>
            <text:p text:style-name="P1"><text:span text:style-name="T2">Espace Technologique / Immeuble Discovery <text:s/></text:span></text:p>
          </draw:text-box>
        </draw:frame>
        <draw:polygon draw:style-name="gr4" draw:text-style-name="P3" draw:layer="layout" svg:width="1.592cm" svg:height="2.195cm" svg:x="17.958cm" svg:y="26.194cm" svg:viewBox="0 0 1593 2196" draw:points="0,2196 1593,2196 1593,0 0,0">
          <text:p/>
        </draw:polygon>
        <draw:frame draw:style-name="gr5" draw:text-style-name="P4" draw:layer="layout" svg:width="1.592cm" svg:height="2.193cm" svg:x="17.958cm" svg:y="26.195cm">
          <draw:image xlink:href="Pictures/10000201000000A2000000DF2D8B5EC928B1AED6.png" xlink:type="simple" xlink:show="embed" xlink:actuate="onLoad">
            <text:p/>
          </draw:image>
        </draw:frame>
        <draw:frame draw:style-name="gr6" draw:text-style-name="P5" draw:layer="layout" svg:width="10.81cm" svg:height="0.374cm" svg:x="1.998cm" svg:y="28.064cm">
          <draw:text-box>
            <text:p text:style-name="P1"><text:span text:style-name="T3">Route de l’Orme aux Merisiers RD 128 / 91190 Saint</text:span><text:span text:style-name="T2">-Aubin, France <text:s/></text:span></text:p>
          </draw:text-box>
        </draw:frame>
        <draw:frame draw:style-name="gr7" draw:text-style-name="P6" draw:layer="layout" svg:width="0.422cm" svg:height="0.497cm" svg:x="10.149cm" svg:y="2.592cm">
          <draw:text-box>
            <text:p text:style-name="P1"><text:span text:style-name="T4"><text:s/></text:span></text:p>
          </draw:text-box>
        </draw:frame>
        <draw:frame draw:style-name="gr8" draw:text-style-name="P7" draw:layer="layout" svg:width="0.397cm" svg:height="0.437cm" svg:x="10.239cm" svg:y="13.71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7cm" svg:height="0.017cm" svg:x="1.998cm" svg:y="3.408cm" svg:viewBox="0 0 18 18" draw:points="0,18 18,18 18,0 0,0">
          <text:p/>
        </draw:polygon>
        <draw:polygon draw:style-name="gr9" draw:text-style-name="P8" draw:layer="layout" svg:width="0.017cm" svg:height="0.017cm" svg:x="1.998cm" svg:y="3.408cm" svg:viewBox="0 0 18 18" draw:points="0,18 18,18 18,0 0,0">
          <text:p/>
        </draw:polygon>
        <draw:polygon draw:style-name="gr9" draw:text-style-name="P8" draw:layer="layout" svg:width="0.017cm" svg:height="0.017cm" svg:x="18.249cm" svg:y="3.408cm" svg:viewBox="0 0 18 18" draw:points="0,18 18,18 18,0 0,0">
          <text:p/>
        </draw:polygon>
        <draw:polygon draw:style-name="gr9" draw:text-style-name="P8" draw:layer="layout" svg:width="0.017cm" svg:height="0.017cm" svg:x="18.249cm" svg:y="3.408cm" svg:viewBox="0 0 18 18" draw:points="0,18 18,18 18,0 0,0">
          <text:p/>
        </draw:polygon>
        <draw:polygon draw:style-name="gr9" draw:text-style-name="P8" draw:layer="layout" svg:width="0.019cm" svg:height="0.019cm" svg:x="1.744cm" svg:y="13.525cm" svg:viewBox="0 0 20 20" draw:points="0,20 20,20 20,0 0,0">
          <text:p/>
        </draw:polygon>
        <draw:polygon draw:style-name="gr9" draw:text-style-name="P8" draw:layer="layout" svg:width="0.019cm" svg:height="0.019cm" svg:x="1.744cm" svg:y="13.525cm" svg:viewBox="0 0 20 20" draw:points="0,20 20,20 20,0 0,0">
          <text:p/>
        </draw:polygon>
        <draw:polygon draw:style-name="gr9" draw:text-style-name="P8" draw:layer="layout" svg:width="0.019cm" svg:height="0.019cm" svg:x="19.411cm" svg:y="13.525cm" svg:viewBox="0 0 20 20" draw:points="0,20 20,20 20,0 0,0">
          <text:p/>
        </draw:polygon>
        <draw:polygon draw:style-name="gr9" draw:text-style-name="P8" draw:layer="layout" svg:width="0.019cm" svg:height="0.019cm" svg:x="19.411cm" svg:y="13.525cm" svg:viewBox="0 0 20 20" draw:points="0,20 20,20 20,0 0,0">
          <text:p/>
        </draw:polygon>
        <draw:frame draw:style-name="gr10" draw:text-style-name="P9" draw:layer="layout" svg:width="0.017cm" svg:height="0.044cm" svg:x="1.966cm" svg:y="13.508cm">
          <draw:text-box>
            <text:p text:style-name="P1"><text:span text:style-name="T6"><text:s/></text:span></text:p>
          </draw:text-box>
        </draw:frame>
        <draw:frame draw:style-name="gr11" draw:text-style-name="P10" draw:layer="layout" svg:width="0.459cm" svg:height="0.525cm" svg:x="1.744cm" svg:y="13.553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0.422cm" svg:height="0.487cm" svg:x="10.669cm" svg:y="25.837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44cm" svg:y="14.563cm" svg:viewBox="0 0 20 20" draw:points="0,20 20,20 20,0 0,0">
          <text:p/>
        </draw:polygon>
        <draw:polygon draw:style-name="gr9" draw:text-style-name="P8" draw:layer="layout" svg:width="0.019cm" svg:height="0.019cm" svg:x="1.744cm" svg:y="14.563cm" svg:viewBox="0 0 20 20" draw:points="0,20 20,20 20,0 0,0">
          <text:p/>
        </draw:polygon>
        <draw:polygon draw:style-name="gr9" draw:text-style-name="P8" draw:layer="layout" svg:width="17.649cm" svg:height="0.019cm" svg:x="1.762cm" svg:y="14.563cm" svg:viewBox="0 0 17650 20" draw:points="0,20 17650,20 17650,0 0,0">
          <text:p/>
        </draw:polygon>
        <draw:polygon draw:style-name="gr9" draw:text-style-name="P8" draw:layer="layout" svg:width="0.019cm" svg:height="0.019cm" svg:x="19.411cm" svg:y="14.563cm" svg:viewBox="0 0 20 20" draw:points="0,20 20,20 20,0 0,0">
          <text:p/>
        </draw:polygon>
        <draw:polygon draw:style-name="gr9" draw:text-style-name="P8" draw:layer="layout" svg:width="0.019cm" svg:height="0.019cm" svg:x="19.411cm" svg:y="14.563cm" svg:viewBox="0 0 20 20" draw:points="0,20 20,20 20,0 0,0">
          <text:p/>
        </draw:polygon>
        <draw:polygon draw:style-name="gr9" draw:text-style-name="P8" draw:layer="layout" svg:width="0.019cm" svg:height="11.75cm" svg:x="1.744cm" svg:y="14.582cm" svg:viewBox="0 0 20 11751" draw:points="0,11751 20,11751 20,0 0,0">
          <text:p/>
        </draw:polygon>
        <draw:polygon draw:style-name="gr9" draw:text-style-name="P8" draw:layer="layout" svg:width="0.019cm" svg:height="0.019cm" svg:x="1.744cm" svg:y="26.332cm" svg:viewBox="0 0 20 20" draw:points="0,20 20,20 20,0 0,0">
          <text:p/>
        </draw:polygon>
        <draw:polygon draw:style-name="gr9" draw:text-style-name="P8" draw:layer="layout" svg:width="0.019cm" svg:height="0.019cm" svg:x="1.744cm" svg:y="26.332cm" svg:viewBox="0 0 20 20" draw:points="0,20 20,20 20,0 0,0">
          <text:p/>
        </draw:polygon>
        <draw:polygon draw:style-name="gr9" draw:text-style-name="P8" draw:layer="layout" svg:width="17.649cm" svg:height="0.019cm" svg:x="1.762cm" svg:y="26.332cm" svg:viewBox="0 0 17650 20" draw:points="0,20 17650,20 17650,0 0,0">
          <text:p/>
        </draw:polygon>
        <draw:polygon draw:style-name="gr9" draw:text-style-name="P8" draw:layer="layout" svg:width="0.019cm" svg:height="11.75cm" svg:x="19.411cm" svg:y="14.582cm" svg:viewBox="0 0 20 11751" draw:points="0,11751 20,11751 20,0 0,0">
          <text:p/>
        </draw:polygon>
        <draw:polygon draw:style-name="gr9" draw:text-style-name="P8" draw:layer="layout" svg:width="0.019cm" svg:height="0.019cm" svg:x="19.411cm" svg:y="26.332cm" svg:viewBox="0 0 20 20" draw:points="0,20 20,20 20,0 0,0">
          <text:p/>
        </draw:polygon>
        <draw:polygon draw:style-name="gr9" draw:text-style-name="P8" draw:layer="layout" svg:width="0.019cm" svg:height="0.019cm" svg:x="19.411cm" svg:y="26.332cm" svg:viewBox="0 0 20 20" draw:points="0,20 20,20 20,0 0,0">
          <text:p/>
        </draw:polygon>
        <draw:frame draw:style-name="gr13" draw:text-style-name="P9" draw:layer="layout" svg:width="0.017cm" svg:height="0.043cm" svg:x="1.966cm" svg:y="26.311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44cm" svg:y="26.361cm">
          <draw:text-box>
            <text:p text:style-name="P1"><text:span text:style-name="T8"><text:s/></text:span></text:p>
          </draw:text-box>
        </draw:frame>
        <draw:frame draw:style-name="gr15" draw:text-style-name="P11" draw:layer="layout" svg:width="10.251cm" svg:height="2.008cm" svg:x="2.068cm" svg:y="0.451cm">
          <draw:image xlink:href="Pictures/1000000000000378000000AE11167E5D23D02A40.jpg" xlink:type="simple" xlink:show="embed" xlink:actuate="onLoad">
            <text:p/>
          </draw:image>
        </draw:frame>
        <draw:frame draw:style-name="gr16" draw:text-style-name="P7" draw:layer="layout" svg:width="0.397cm" svg:height="0.455cm" svg:x="10.239cm" svg:y="0.215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2cm" svg:x="1.744cm" svg:y="0.018cm" svg:viewBox="0 0 20 21" draw:points="0,21 20,21 20,0 0,0">
          <text:p/>
        </draw:polygon>
        <draw:polygon draw:style-name="gr9" draw:text-style-name="P8" draw:layer="layout" svg:width="0.019cm" svg:height="0.02cm" svg:x="1.744cm" svg:y="0.018cm" svg:viewBox="0 0 20 21" draw:points="0,21 20,21 20,0 0,0">
          <text:p/>
        </draw:polygon>
        <draw:polygon draw:style-name="gr9" draw:text-style-name="P8" draw:layer="layout" svg:width="0.019cm" svg:height="0.02cm" svg:x="19.411cm" svg:y="0.018cm" svg:viewBox="0 0 20 21" draw:points="0,21 20,21 20,0 0,0">
          <text:p/>
        </draw:polygon>
        <draw:polygon draw:style-name="gr9" draw:text-style-name="P8" draw:layer="layout" svg:width="0.019cm" svg:height="0.02cm" svg:x="19.411cm" svg:y="0.018cm" svg:viewBox="0 0 20 21" draw:points="0,21 20,21 20,0 0,0">
          <text:p/>
        </draw:polygon>
        <draw:frame draw:style-name="gr17" draw:text-style-name="P9" draw:layer="layout" svg:width="0.017cm" svg:height="0.047cm" svg:x="1.966cm" svg:y="0cm">
          <draw:text-box>
            <text:p text:style-name="P1"><text:span text:style-name="T6"><text:s/></text:span></text:p>
          </draw:text-box>
        </draw:frame>
        <draw:frame draw:style-name="gr18" draw:text-style-name="P10" draw:layer="layout" svg:width="0.459cm" svg:height="0.558cm" svg:x="1.744cm" svg:y="0.048cm">
          <draw:text-box>
            <text:p text:style-name="P1"><text:span text:style-name="T7"><text:s/></text:span></text:p>
          </draw:text-box>
        </draw:frame>
        <draw:frame draw:style-name="gr19" draw:text-style-name="P7" draw:layer="layout" svg:width="0.422cm" svg:height="0.485cm" svg:x="10.669cm" svg:y="13.977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2cm" svg:x="1.744cm" svg:y="1.122cm" svg:viewBox="0 0 20 21" draw:points="0,21 20,21 20,0 0,0">
          <text:p/>
        </draw:polygon>
        <draw:polygon draw:style-name="gr9" draw:text-style-name="P8" draw:layer="layout" svg:width="0.019cm" svg:height="0.02cm" svg:x="1.744cm" svg:y="1.122cm" svg:viewBox="0 0 20 21" draw:points="0,21 20,21 20,0 0,0">
          <text:p/>
        </draw:polygon>
        <draw:polygon draw:style-name="gr9" draw:text-style-name="P8" draw:layer="layout" svg:width="0.019cm" svg:height="0.02cm" svg:x="19.411cm" svg:y="1.122cm" svg:viewBox="0 0 20 21" draw:points="0,21 20,21 20,0 0,0">
          <text:p/>
        </draw:polygon>
        <draw:polygon draw:style-name="gr9" draw:text-style-name="P8" draw:layer="layout" svg:width="0.019cm" svg:height="0.02cm" svg:x="19.411cm" svg:y="1.122cm" svg:viewBox="0 0 20 21" draw:points="0,21 20,21 20,0 0,0">
          <text:p/>
        </draw:polygon>
        <draw:polygon draw:style-name="gr9" draw:text-style-name="P8" draw:layer="layout" svg:width="0.019cm" svg:height="0.019cm" svg:x="1.744cm" svg:y="14.47cm" svg:viewBox="0 0 20 20" draw:points="0,20 20,20 20,0 0,0">
          <text:p/>
        </draw:polygon>
        <draw:polygon draw:style-name="gr9" draw:text-style-name="P8" draw:layer="layout" svg:width="0.019cm" svg:height="0.019cm" svg:x="1.744cm" svg:y="14.47cm" svg:viewBox="0 0 20 20" draw:points="0,20 20,20 20,0 0,0">
          <text:p/>
        </draw:polygon>
        <draw:polygon draw:style-name="gr9" draw:text-style-name="P8" draw:layer="layout" svg:width="0.019cm" svg:height="0.019cm" svg:x="19.411cm" svg:y="14.47cm" svg:viewBox="0 0 20 20" draw:points="0,20 20,20 20,0 0,0">
          <text:p/>
        </draw:polygon>
        <draw:polygon draw:style-name="gr9" draw:text-style-name="P8" draw:layer="layout" svg:width="0.019cm" svg:height="0.019cm" svg:x="19.411cm" svg:y="14.47cm" svg:viewBox="0 0 20 20" draw:points="0,20 20,20 20,0 0,0">
          <text:p/>
        </draw:polygon>
        <draw:frame draw:style-name="gr20" draw:text-style-name="P9" draw:layer="layout" svg:width="0.017cm" svg:height="0.042cm" svg:x="1.966cm" svg:y="14.45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44cm" svg:y="14.499cm">
          <draw:text-box>
            <text:p text:style-name="P1"><text:span text:style-name="T8"><text:s/></text:span></text:p>
          </draw:text-box>
        </draw:frame>
        <draw:frame draw:style-name="gr8" draw:text-style-name="P7" draw:layer="layout" svg:width="0.397cm" svg:height="0.437cm" svg:x="10.24cm" svg:y="13.71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45cm" svg:y="13.525cm" svg:viewBox="0 0 20 20" draw:points="0,20 20,20 20,0 0,0">
          <text:p/>
        </draw:polygon>
        <draw:polygon draw:style-name="gr9" draw:text-style-name="P8" draw:layer="layout" svg:width="0.019cm" svg:height="0.019cm" svg:x="1.745cm" svg:y="13.525cm" svg:viewBox="0 0 20 20" draw:points="0,20 20,20 20,0 0,0">
          <text:p/>
        </draw:polygon>
        <draw:polygon draw:style-name="gr9" draw:text-style-name="P8" draw:layer="layout" svg:width="0.019cm" svg:height="0.019cm" svg:x="19.412cm" svg:y="13.525cm" svg:viewBox="0 0 20 20" draw:points="0,20 20,20 20,0 0,0">
          <text:p/>
        </draw:polygon>
        <draw:polygon draw:style-name="gr9" draw:text-style-name="P8" draw:layer="layout" svg:width="0.019cm" svg:height="0.019cm" svg:x="19.412cm" svg:y="13.525cm" svg:viewBox="0 0 20 20" draw:points="0,20 20,20 20,0 0,0">
          <text:p/>
        </draw:polygon>
        <draw:frame draw:style-name="gr10" draw:text-style-name="P9" draw:layer="layout" svg:width="0.017cm" svg:height="0.044cm" svg:x="1.967cm" svg:y="13.508cm">
          <draw:text-box>
            <text:p text:style-name="P1"><text:span text:style-name="T6"><text:s/></text:span></text:p>
          </draw:text-box>
        </draw:frame>
        <draw:frame draw:style-name="gr11" draw:text-style-name="P10" draw:layer="layout" svg:width="0.459cm" svg:height="0.525cm" svg:x="1.745cm" svg:y="13.553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0.422cm" svg:height="0.487cm" svg:x="10.67cm" svg:y="25.837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45cm" svg:y="14.563cm" svg:viewBox="0 0 20 20" draw:points="0,20 20,20 20,0 0,0">
          <text:p/>
        </draw:polygon>
        <draw:polygon draw:style-name="gr9" draw:text-style-name="P8" draw:layer="layout" svg:width="0.019cm" svg:height="0.019cm" svg:x="1.745cm" svg:y="14.563cm" svg:viewBox="0 0 20 20" draw:points="0,20 20,20 20,0 0,0">
          <text:p/>
        </draw:polygon>
        <draw:polygon draw:style-name="gr9" draw:text-style-name="P8" draw:layer="layout" svg:width="17.649cm" svg:height="0.019cm" svg:x="1.763cm" svg:y="14.563cm" svg:viewBox="0 0 17650 20" draw:points="0,20 17650,20 17650,0 0,0">
          <text:p/>
        </draw:polygon>
        <draw:polygon draw:style-name="gr9" draw:text-style-name="P8" draw:layer="layout" svg:width="0.019cm" svg:height="0.019cm" svg:x="19.412cm" svg:y="14.563cm" svg:viewBox="0 0 20 20" draw:points="0,20 20,20 20,0 0,0">
          <text:p/>
        </draw:polygon>
        <draw:polygon draw:style-name="gr9" draw:text-style-name="P8" draw:layer="layout" svg:width="0.019cm" svg:height="0.019cm" svg:x="19.412cm" svg:y="14.563cm" svg:viewBox="0 0 20 20" draw:points="0,20 20,20 20,0 0,0">
          <text:p/>
        </draw:polygon>
        <draw:polygon draw:style-name="gr9" draw:text-style-name="P8" draw:layer="layout" svg:width="0.019cm" svg:height="11.75cm" svg:x="1.745cm" svg:y="14.582cm" svg:viewBox="0 0 20 11751" draw:points="0,11751 20,11751 20,0 0,0">
          <text:p/>
        </draw:polygon>
        <draw:polygon draw:style-name="gr9" draw:text-style-name="P8" draw:layer="layout" svg:width="0.019cm" svg:height="0.019cm" svg:x="1.745cm" svg:y="26.332cm" svg:viewBox="0 0 20 20" draw:points="0,20 20,20 20,0 0,0">
          <text:p/>
        </draw:polygon>
        <draw:polygon draw:style-name="gr9" draw:text-style-name="P8" draw:layer="layout" svg:width="0.019cm" svg:height="0.019cm" svg:x="1.745cm" svg:y="26.332cm" svg:viewBox="0 0 20 20" draw:points="0,20 20,20 20,0 0,0">
          <text:p/>
        </draw:polygon>
        <draw:polygon draw:style-name="gr9" draw:text-style-name="P8" draw:layer="layout" svg:width="17.649cm" svg:height="0.019cm" svg:x="1.763cm" svg:y="26.332cm" svg:viewBox="0 0 17650 20" draw:points="0,20 17650,20 17650,0 0,0">
          <text:p/>
        </draw:polygon>
        <draw:polygon draw:style-name="gr9" draw:text-style-name="P8" draw:layer="layout" svg:width="0.019cm" svg:height="11.75cm" svg:x="19.412cm" svg:y="14.582cm" svg:viewBox="0 0 20 11751" draw:points="0,11751 20,11751 20,0 0,0">
          <text:p/>
        </draw:polygon>
        <draw:polygon draw:style-name="gr9" draw:text-style-name="P8" draw:layer="layout" svg:width="0.019cm" svg:height="0.019cm" svg:x="19.412cm" svg:y="26.332cm" svg:viewBox="0 0 20 20" draw:points="0,20 20,20 20,0 0,0">
          <text:p/>
        </draw:polygon>
        <draw:polygon draw:style-name="gr9" draw:text-style-name="P8" draw:layer="layout" svg:width="0.019cm" svg:height="0.019cm" svg:x="19.412cm" svg:y="26.332cm" svg:viewBox="0 0 20 20" draw:points="0,20 20,20 20,0 0,0">
          <text:p/>
        </draw:polygon>
        <draw:frame draw:style-name="gr13" draw:text-style-name="P9" draw:layer="layout" svg:width="0.017cm" svg:height="0.043cm" svg:x="1.967cm" svg:y="26.311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45cm" svg:y="26.361cm">
          <draw:text-box>
            <text:p text:style-name="P1"><text:span text:style-name="T8"><text:s/></text:span></text:p>
          </draw:text-box>
        </draw:frame>
        <draw:frame draw:style-name="gr19" draw:text-style-name="P7" draw:layer="layout" svg:width="0.422cm" svg:height="0.485cm" svg:x="10.67cm" svg:y="13.977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45cm" svg:y="14.47cm" svg:viewBox="0 0 20 20" draw:points="0,20 20,20 20,0 0,0">
          <text:p/>
        </draw:polygon>
        <draw:polygon draw:style-name="gr9" draw:text-style-name="P8" draw:layer="layout" svg:width="0.019cm" svg:height="0.019cm" svg:x="1.745cm" svg:y="14.47cm" svg:viewBox="0 0 20 20" draw:points="0,20 20,20 20,0 0,0">
          <text:p/>
        </draw:polygon>
        <draw:polygon draw:style-name="gr9" draw:text-style-name="P8" draw:layer="layout" svg:width="0.019cm" svg:height="0.019cm" svg:x="19.412cm" svg:y="14.47cm" svg:viewBox="0 0 20 20" draw:points="0,20 20,20 20,0 0,0">
          <text:p/>
        </draw:polygon>
        <draw:polygon draw:style-name="gr9" draw:text-style-name="P8" draw:layer="layout" svg:width="0.019cm" svg:height="0.019cm" svg:x="19.412cm" svg:y="14.47cm" svg:viewBox="0 0 20 20" draw:points="0,20 20,20 20,0 0,0">
          <text:p/>
        </draw:polygon>
        <draw:frame draw:style-name="gr20" draw:text-style-name="P9" draw:layer="layout" svg:width="0.017cm" svg:height="0.042cm" svg:x="1.967cm" svg:y="14.45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45cm" svg:y="14.499cm">
          <draw:text-box>
            <text:p text:style-name="P1"><text:span text:style-name="T8"><text:s/></text:span></text:p>
          </draw:text-box>
        </draw:frame>
        <draw:frame draw:style-name="gr8" draw:text-style-name="P7" draw:layer="layout" svg:width="0.397cm" svg:height="0.437cm" svg:x="10.273cm" svg:y="1.772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78cm" svg:y="1.587cm" svg:viewBox="0 0 20 20" draw:points="0,20 20,20 20,0 0,0">
          <text:p/>
        </draw:polygon>
        <draw:polygon draw:style-name="gr9" draw:text-style-name="P8" draw:layer="layout" svg:width="0.019cm" svg:height="0.019cm" svg:x="1.778cm" svg:y="1.587cm" svg:viewBox="0 0 20 20" draw:points="0,20 20,20 20,0 0,0">
          <text:p/>
        </draw:polygon>
        <draw:polygon draw:style-name="gr9" draw:text-style-name="P8" draw:layer="layout" svg:width="0.019cm" svg:height="0.019cm" svg:x="19.445cm" svg:y="1.587cm" svg:viewBox="0 0 20 20" draw:points="0,20 20,20 20,0 0,0">
          <text:p/>
        </draw:polygon>
        <draw:polygon draw:style-name="gr9" draw:text-style-name="P8" draw:layer="layout" svg:width="0.019cm" svg:height="0.019cm" svg:x="19.445cm" svg:y="1.587cm" svg:viewBox="0 0 20 20" draw:points="0,20 20,20 20,0 0,0">
          <text:p/>
        </draw:polygon>
        <draw:frame draw:style-name="gr10" draw:text-style-name="P9" draw:layer="layout" svg:width="0.017cm" svg:height="0.044cm" svg:x="2cm" svg:y="1.57cm">
          <draw:text-box>
            <text:p text:style-name="P1"><text:span text:style-name="T6"><text:s/></text:span></text:p>
          </draw:text-box>
        </draw:frame>
        <draw:frame draw:style-name="gr11" draw:text-style-name="P10" draw:layer="layout" svg:width="0.459cm" svg:height="0.525cm" svg:x="1.778cm" svg:y="1.615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0.422cm" svg:height="0.487cm" svg:x="10.703cm" svg:y="13.899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78cm" svg:y="2.625cm" svg:viewBox="0 0 20 20" draw:points="0,20 20,20 20,0 0,0">
          <text:p/>
        </draw:polygon>
        <draw:polygon draw:style-name="gr9" draw:text-style-name="P8" draw:layer="layout" svg:width="0.019cm" svg:height="0.019cm" svg:x="1.778cm" svg:y="2.625cm" svg:viewBox="0 0 20 20" draw:points="0,20 20,20 20,0 0,0">
          <text:p/>
        </draw:polygon>
        <draw:polygon draw:style-name="gr9" draw:text-style-name="P8" draw:layer="layout" svg:width="17.649cm" svg:height="0.019cm" svg:x="1.796cm" svg:y="2.625cm" svg:viewBox="0 0 17650 20" draw:points="0,20 17650,20 17650,0 0,0">
          <text:p/>
        </draw:polygon>
        <draw:polygon draw:style-name="gr9" draw:text-style-name="P8" draw:layer="layout" svg:width="0.019cm" svg:height="0.019cm" svg:x="19.445cm" svg:y="2.625cm" svg:viewBox="0 0 20 20" draw:points="0,20 20,20 20,0 0,0">
          <text:p/>
        </draw:polygon>
        <draw:polygon draw:style-name="gr9" draw:text-style-name="P8" draw:layer="layout" svg:width="0.019cm" svg:height="0.019cm" svg:x="19.445cm" svg:y="2.625cm" svg:viewBox="0 0 20 20" draw:points="0,20 20,20 20,0 0,0">
          <text:p/>
        </draw:polygon>
        <draw:polygon draw:style-name="gr9" draw:text-style-name="P8" draw:layer="layout" svg:width="0.019cm" svg:height="11.75cm" svg:x="1.778cm" svg:y="2.644cm" svg:viewBox="0 0 20 11751" draw:points="0,11751 20,11751 20,0 0,0">
          <text:p/>
        </draw:polygon>
        <draw:polygon draw:style-name="gr9" draw:text-style-name="P8" draw:layer="layout" svg:width="0.019cm" svg:height="0.019cm" svg:x="1.778cm" svg:y="14.394cm" svg:viewBox="0 0 20 20" draw:points="0,20 20,20 20,0 0,0">
          <text:p/>
        </draw:polygon>
        <draw:polygon draw:style-name="gr9" draw:text-style-name="P8" draw:layer="layout" svg:width="0.019cm" svg:height="0.019cm" svg:x="1.778cm" svg:y="14.394cm" svg:viewBox="0 0 20 20" draw:points="0,20 20,20 20,0 0,0">
          <text:p/>
        </draw:polygon>
        <draw:polygon draw:style-name="gr9" draw:text-style-name="P8" draw:layer="layout" svg:width="17.649cm" svg:height="0.019cm" svg:x="1.796cm" svg:y="14.394cm" svg:viewBox="0 0 17650 20" draw:points="0,20 17650,20 17650,0 0,0">
          <text:p/>
        </draw:polygon>
        <draw:polygon draw:style-name="gr9" draw:text-style-name="P8" draw:layer="layout" svg:width="0.019cm" svg:height="11.75cm" svg:x="19.445cm" svg:y="2.644cm" svg:viewBox="0 0 20 11751" draw:points="0,11751 20,11751 20,0 0,0">
          <text:p/>
        </draw:polygon>
        <draw:polygon draw:style-name="gr9" draw:text-style-name="P8" draw:layer="layout" svg:width="0.019cm" svg:height="0.019cm" svg:x="19.445cm" svg:y="14.394cm" svg:viewBox="0 0 20 20" draw:points="0,20 20,20 20,0 0,0">
          <text:p/>
        </draw:polygon>
        <draw:polygon draw:style-name="gr9" draw:text-style-name="P8" draw:layer="layout" svg:width="0.019cm" svg:height="0.019cm" svg:x="19.445cm" svg:y="14.394cm" svg:viewBox="0 0 20 20" draw:points="0,20 20,20 20,0 0,0">
          <text:p/>
        </draw:polygon>
        <draw:frame draw:style-name="gr13" draw:text-style-name="P9" draw:layer="layout" svg:width="0.017cm" svg:height="0.043cm" svg:x="2cm" svg:y="14.373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78cm" svg:y="14.423cm">
          <draw:text-box>
            <text:p text:style-name="P1"><text:span text:style-name="T8"><text:s/></text:span></text:p>
          </draw:text-box>
        </draw:frame>
        <draw:frame draw:style-name="gr19" draw:text-style-name="P7" draw:layer="layout" svg:width="0.422cm" svg:height="0.485cm" svg:x="10.703cm" svg:y="2.039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78cm" svg:y="2.532cm" svg:viewBox="0 0 20 20" draw:points="0,20 20,20 20,0 0,0">
          <text:p/>
        </draw:polygon>
        <draw:polygon draw:style-name="gr9" draw:text-style-name="P8" draw:layer="layout" svg:width="0.019cm" svg:height="0.019cm" svg:x="1.778cm" svg:y="2.532cm" svg:viewBox="0 0 20 20" draw:points="0,20 20,20 20,0 0,0">
          <text:p/>
        </draw:polygon>
        <draw:polygon draw:style-name="gr9" draw:text-style-name="P8" draw:layer="layout" svg:width="0.019cm" svg:height="0.019cm" svg:x="19.445cm" svg:y="2.532cm" svg:viewBox="0 0 20 20" draw:points="0,20 20,20 20,0 0,0">
          <text:p/>
        </draw:polygon>
        <draw:polygon draw:style-name="gr9" draw:text-style-name="P8" draw:layer="layout" svg:width="0.019cm" svg:height="0.019cm" svg:x="19.445cm" svg:y="2.532cm" svg:viewBox="0 0 20 20" draw:points="0,20 20,20 20,0 0,0">
          <text:p/>
        </draw:polygon>
        <draw:frame draw:style-name="gr20" draw:text-style-name="P9" draw:layer="layout" svg:width="0.017cm" svg:height="0.042cm" svg:x="2cm" svg:y="2.512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78cm" svg:y="2.561cm">
          <draw:text-box>
            <text:p text:style-name="P1"><text:span text:style-name="T8"><text:s/></text:span></text:p>
          </draw:text-box>
        </draw:frame>
        <draw:frame draw:style-name="gr8" draw:text-style-name="P7" draw:layer="layout" svg:width="0.397cm" svg:height="0.437cm" svg:x="10.274cm" svg:y="1.772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79cm" svg:y="1.587cm" svg:viewBox="0 0 20 20" draw:points="0,20 20,20 20,0 0,0">
          <text:p/>
        </draw:polygon>
        <draw:polygon draw:style-name="gr9" draw:text-style-name="P8" draw:layer="layout" svg:width="0.019cm" svg:height="0.019cm" svg:x="1.779cm" svg:y="1.587cm" svg:viewBox="0 0 20 20" draw:points="0,20 20,20 20,0 0,0">
          <text:p/>
        </draw:polygon>
        <draw:polygon draw:style-name="gr9" draw:text-style-name="P8" draw:layer="layout" svg:width="0.019cm" svg:height="0.019cm" svg:x="19.446cm" svg:y="1.587cm" svg:viewBox="0 0 20 20" draw:points="0,20 20,20 20,0 0,0">
          <text:p/>
        </draw:polygon>
        <draw:polygon draw:style-name="gr9" draw:text-style-name="P8" draw:layer="layout" svg:width="0.019cm" svg:height="0.019cm" svg:x="19.446cm" svg:y="1.587cm" svg:viewBox="0 0 20 20" draw:points="0,20 20,20 20,0 0,0">
          <text:p/>
        </draw:polygon>
        <draw:frame draw:style-name="gr10" draw:text-style-name="P9" draw:layer="layout" svg:width="0.017cm" svg:height="0.044cm" svg:x="2.001cm" svg:y="1.57cm">
          <draw:text-box>
            <text:p text:style-name="P1"><text:span text:style-name="T6"><text:s/></text:span></text:p>
          </draw:text-box>
        </draw:frame>
        <draw:frame draw:style-name="gr11" draw:text-style-name="P10" draw:layer="layout" svg:width="0.459cm" svg:height="0.525cm" svg:x="1.779cm" svg:y="1.615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0.422cm" svg:height="0.487cm" svg:x="10.704cm" svg:y="13.899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79cm" svg:y="2.625cm" svg:viewBox="0 0 20 20" draw:points="0,20 20,20 20,0 0,0">
          <text:p/>
        </draw:polygon>
        <draw:polygon draw:style-name="gr9" draw:text-style-name="P8" draw:layer="layout" svg:width="0.019cm" svg:height="0.019cm" svg:x="1.779cm" svg:y="2.625cm" svg:viewBox="0 0 20 20" draw:points="0,20 20,20 20,0 0,0">
          <text:p/>
        </draw:polygon>
        <draw:polygon draw:style-name="gr9" draw:text-style-name="P8" draw:layer="layout" svg:width="17.649cm" svg:height="0.019cm" svg:x="1.797cm" svg:y="2.625cm" svg:viewBox="0 0 17650 20" draw:points="0,20 17650,20 17650,0 0,0">
          <text:p/>
        </draw:polygon>
        <draw:polygon draw:style-name="gr9" draw:text-style-name="P8" draw:layer="layout" svg:width="0.019cm" svg:height="0.019cm" svg:x="19.446cm" svg:y="2.625cm" svg:viewBox="0 0 20 20" draw:points="0,20 20,20 20,0 0,0">
          <text:p/>
        </draw:polygon>
        <draw:polygon draw:style-name="gr9" draw:text-style-name="P8" draw:layer="layout" svg:width="0.019cm" svg:height="0.019cm" svg:x="19.446cm" svg:y="2.625cm" svg:viewBox="0 0 20 20" draw:points="0,20 20,20 20,0 0,0">
          <text:p/>
        </draw:polygon>
        <draw:polygon draw:style-name="gr9" draw:text-style-name="P8" draw:layer="layout" svg:width="0.019cm" svg:height="11.75cm" svg:x="1.779cm" svg:y="2.644cm" svg:viewBox="0 0 20 11751" draw:points="0,11751 20,11751 20,0 0,0">
          <text:p/>
        </draw:polygon>
        <draw:polygon draw:style-name="gr9" draw:text-style-name="P8" draw:layer="layout" svg:width="0.019cm" svg:height="0.019cm" svg:x="1.779cm" svg:y="14.394cm" svg:viewBox="0 0 20 20" draw:points="0,20 20,20 20,0 0,0">
          <text:p/>
        </draw:polygon>
        <draw:polygon draw:style-name="gr9" draw:text-style-name="P8" draw:layer="layout" svg:width="0.019cm" svg:height="0.019cm" svg:x="1.779cm" svg:y="14.394cm" svg:viewBox="0 0 20 20" draw:points="0,20 20,20 20,0 0,0">
          <text:p/>
        </draw:polygon>
        <draw:polygon draw:style-name="gr9" draw:text-style-name="P8" draw:layer="layout" svg:width="17.649cm" svg:height="0.019cm" svg:x="1.797cm" svg:y="14.394cm" svg:viewBox="0 0 17650 20" draw:points="0,20 17650,20 17650,0 0,0">
          <text:p/>
        </draw:polygon>
        <draw:polygon draw:style-name="gr9" draw:text-style-name="P8" draw:layer="layout" svg:width="0.019cm" svg:height="11.75cm" svg:x="19.446cm" svg:y="2.644cm" svg:viewBox="0 0 20 11751" draw:points="0,11751 20,11751 20,0 0,0">
          <text:p/>
        </draw:polygon>
        <draw:polygon draw:style-name="gr9" draw:text-style-name="P8" draw:layer="layout" svg:width="0.019cm" svg:height="0.019cm" svg:x="19.446cm" svg:y="14.394cm" svg:viewBox="0 0 20 20" draw:points="0,20 20,20 20,0 0,0">
          <text:p/>
        </draw:polygon>
        <draw:polygon draw:style-name="gr9" draw:text-style-name="P8" draw:layer="layout" svg:width="0.019cm" svg:height="0.019cm" svg:x="19.446cm" svg:y="14.394cm" svg:viewBox="0 0 20 20" draw:points="0,20 20,20 20,0 0,0">
          <text:p/>
        </draw:polygon>
        <draw:frame draw:style-name="gr13" draw:text-style-name="P9" draw:layer="layout" svg:width="0.017cm" svg:height="0.043cm" svg:x="2.001cm" svg:y="14.373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79cm" svg:y="14.423cm">
          <draw:text-box>
            <text:p text:style-name="P1"><text:span text:style-name="T8"><text:s/></text:span></text:p>
          </draw:text-box>
        </draw:frame>
        <draw:frame draw:style-name="gr19" draw:text-style-name="P7" draw:layer="layout" svg:width="0.422cm" svg:height="0.485cm" svg:x="10.704cm" svg:y="2.039cm">
          <draw:text-box>
            <text:p text:style-name="P1"><text:span text:style-name="T5"><text:s/></text:span></text:p>
          </draw:text-box>
        </draw:frame>
        <draw:polygon draw:style-name="gr9" draw:text-style-name="P8" draw:layer="layout" svg:width="0.019cm" svg:height="0.019cm" svg:x="1.779cm" svg:y="2.532cm" svg:viewBox="0 0 20 20" draw:points="0,20 20,20 20,0 0,0">
          <text:p/>
        </draw:polygon>
        <draw:polygon draw:style-name="gr9" draw:text-style-name="P8" draw:layer="layout" svg:width="0.019cm" svg:height="0.019cm" svg:x="1.779cm" svg:y="2.532cm" svg:viewBox="0 0 20 20" draw:points="0,20 20,20 20,0 0,0">
          <text:p/>
        </draw:polygon>
        <draw:polygon draw:style-name="gr9" draw:text-style-name="P8" draw:layer="layout" svg:width="0.019cm" svg:height="0.019cm" svg:x="19.446cm" svg:y="2.532cm" svg:viewBox="0 0 20 20" draw:points="0,20 20,20 20,0 0,0">
          <text:p/>
        </draw:polygon>
        <draw:polygon draw:style-name="gr9" draw:text-style-name="P8" draw:layer="layout" svg:width="0.019cm" svg:height="0.019cm" svg:x="19.446cm" svg:y="2.532cm" svg:viewBox="0 0 20 20" draw:points="0,20 20,20 20,0 0,0">
          <text:p/>
        </draw:polygon>
        <draw:frame draw:style-name="gr20" draw:text-style-name="P9" draw:layer="layout" svg:width="0.017cm" svg:height="0.042cm" svg:x="2.001cm" svg:y="2.512cm">
          <draw:text-box>
            <text:p text:style-name="P1"><text:span text:style-name="T6"><text:s/></text:span></text:p>
          </draw:text-box>
        </draw:frame>
        <draw:frame draw:style-name="gr14" draw:text-style-name="P2" draw:layer="layout" svg:width="0.344cm" svg:height="0.398cm" svg:x="1.779cm" svg:y="2.561cm">
          <draw:text-box>
            <text:p text:style-name="P1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OpenSans1" svg:font-family="OpenSans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Sans" svg:font-family="OpenSans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1T15:48:21.967540116</dc:date>
    <meta:editing-duration>PT31M4S</meta:editing-duration>
    <meta:editing-cycles>3</meta:editing-cycles>
    <meta:generator>LibreOffice/5.2.7.2$Linux_X86_64 LibreOffice_project/20m0$Build-2</meta:generator>
    <meta:document-statistic meta:object-count="139"/>
  </office:meta>
</office:document-meta>
</file>